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2.718cm" style:rel-column-width="9350*"/>
    </style:style>
    <style:style style:name="Table1.B" style:family="table-column">
      <style:table-column-properties style:column-width="2.722cm" style:rel-column-width="9363*"/>
    </style:style>
    <style:style style:name="Table1.G" style:family="table-column">
      <style:table-column-properties style:column-width="2.723cm" style:rel-column-width="9370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9.05cm" table:align="margins" style:writing-mode="lr-tb"/>
    </style:style>
    <style:style style:name="Table2.A" style:family="table-column">
      <style:table-column-properties style:column-width="3.81cm" style:rel-column-width="13107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Languages" style:family="table">
      <style:table-properties style:width="19.05cm" table:align="margins" style:writing-mode="lr-tb"/>
    </style:style>
    <style:style style:name="Languages.A" style:family="table-column">
      <style:table-column-properties style:column-width="6.35cm" style:rel-column-width="21845*"/>
    </style:style>
    <style:style style:name="Language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Languages.C1" style:family="table-cell">
      <style:table-cell-properties fo:padding="0.049cm" fo:border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fo:language="en" fo:country="US" officeooo:rsid="00166a74" officeooo:paragraph-rsid="00166a74" style:font-size-asian="10pt" style:font-size-complex="10pt" style:language-complex="en" style:country-complex="US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officeooo:rsid="00166a74" officeooo:paragraph-rsid="0019718d" style:font-size-asian="10pt" style:font-size-complex="10pt" style:language-complex="en" style:country-complex="US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officeooo:rsid="0014c7ec" officeooo:paragraph-rsid="00166a74" style:font-size-asian="10pt" style:font-size-complex="10pt" style:language-complex="en" style:country-complex="US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US" officeooo:rsid="0014c7ec" officeooo:paragraph-rsid="0014c7ec" style:font-size-asian="10pt" style:font-size-complex="10pt" style:language-complex="en" style:country-complex="US"/>
    </style:style>
    <style:style style:name="P5" style:family="paragraph" style:parent-style-name="Table_20_Contents">
      <style:paragraph-properties fo:text-align="center" style:justify-single-word="false"/>
      <style:text-properties fo:font-size="10pt" fo:language="en" fo:country="US" officeooo:rsid="0019718d" officeooo:paragraph-rsid="0019718d" style:font-size-asian="10pt" style:font-size-complex="10pt" style:language-complex="en" style:country-complex="US"/>
    </style:style>
    <style:style style:name="P6" style:family="paragraph" style:parent-style-name="Text_20_body">
      <style:paragraph-properties fo:margin-left="0.635cm" fo:line-height="100%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7" style:family="paragraph" style:parent-style-name="Text_20_body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8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9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10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officeooo:paragraph-rsid="00166a74" style:font-size-asian="10pt" style:font-name-complex="Arial1" style:font-size-complex="10pt" style:language-complex="en" style:country-complex="US"/>
    </style:style>
    <style:style style:name="P11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officeooo:paragraph-rsid="0017b409" style:font-size-asian="10pt" style:font-name-complex="Arial1" style:font-size-complex="10pt" style:language-complex="en" style:country-complex="US"/>
    </style:style>
    <style:style style:name="P12" style:family="paragraph" style:parent-style-name="Standard">
      <style:paragraph-properties fo:margin-top="0.321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</style:style>
    <style:style style:name="P13" style:family="paragraph" style:parent-style-name="Standard">
      <style:paragraph-properties fo:margin-top="0.145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  <style:text-properties officeooo:paragraph-rsid="000f801d"/>
    </style:style>
    <style:style style:name="P14" style:family="paragraph" style:parent-style-name="List_20_Paragraph" style:list-style-name="WWNum6">
      <style:paragraph-properties fo:margin-left="0.63cm" fo:margin-top="0.321cm" fo:margin-bottom="0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officeooo:paragraph-rsid="0021a3f1"/>
    </style:style>
    <style:style style:name="P15" style:family="paragraph" style:parent-style-name="List_20_Paragraph" style:list-style-name="WWNum6">
      <style:paragraph-properties fo:margin-top="0.145cm" fo:margin-bottom="0cm" style:contextual-spacing="false">
        <style:tab-stops>
          <style:tab-stop style:position="18.891cm" style:type="right"/>
        </style:tab-stops>
      </style:paragraph-properties>
      <style:text-properties officeooo:paragraph-rsid="0011b9cc"/>
    </style:style>
    <style:style style:name="P16" style:family="paragraph" style:parent-style-name="List_20_Paragraph" style:list-style-name="WWNum6">
      <style:paragraph-properties fo:margin-left="1.251cm" fo:margin-top="0cm" fo:margin-bottom="0cm" style:contextual-spacing="false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23754e" style:font-name-asian="Cambria1" style:font-size-asian="10pt" style:font-name-complex="Arial1" style:font-size-complex="10pt" style:language-complex="en" style:country-complex="US"/>
    </style:style>
    <style:style style:name="P17" style:family="paragraph" style:parent-style-name="List_20_Paragraph" style:list-style-name="WWNum6">
      <style:paragraph-properties fo:margin-left="1.251cm" fo:margin-top="0cm" fo:margin-bottom="0cm" style:contextual-spacing="false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27e5cb" style:font-name-asian="Cambria1" style:font-size-asian="10pt" style:font-name-complex="Arial1" style:font-size-complex="10pt" style:language-complex="en" style:country-complex="US"/>
    </style:style>
    <style:style style:name="P18" style:family="paragraph" style:parent-style-name="List_20_Paragraph" style:list-style-name="WWNum6">
      <style:paragraph-properties fo:margin-left="1.251cm" fo:margin-top="0cm" fo:margin-bottom="0cm" style:contextual-spacing="false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rsid="00261d8b" officeooo:paragraph-rsid="00261d8b" style:font-name-asian="Cambria1" style:font-size-asian="10pt" style:font-name-complex="Arial1" style:font-size-complex="10pt" style:language-complex="en" style:country-complex="US"/>
    </style:style>
    <style:style style:name="P19" style:family="paragraph" style:parent-style-name="List_20_Paragraph" style:list-style-name="WWNum6">
      <style:paragraph-properties fo:margin-left="1.251cm" fo:margin-top="0cm" fo:margin-bottom="0cm" style:contextual-spacing="false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rsid="0027e5cb" officeooo:paragraph-rsid="0027e5cb" style:font-name-asian="Cambria1" style:font-size-asian="10pt" style:font-name-complex="Arial1" style:font-size-complex="10pt" style:language-complex="en" style:country-complex="US"/>
    </style:style>
    <style:style style:name="P20" style:family="paragraph" style:parent-style-name="List_20_Paragraph" style:list-style-name="WWNum6">
      <style:paragraph-properties fo:margin-top="0.044cm" fo:margin-bottom="0cm" style:contextual-spacing="false" fo:text-align="start" style:justify-single-word="false" fo:orphans="0" fo:widows="0" style:writing-mode="lr-tb">
        <style:tab-stops>
          <style:tab-stop style:position="18.891cm" style:type="right"/>
        </style:tab-stops>
      </style:paragraph-properties>
      <style:text-properties officeooo:paragraph-rsid="0011b9cc"/>
    </style:style>
    <style:style style:name="P21" style:family="paragraph" style:parent-style-name="List_20_Paragraph" style:list-style-name="WWNum6">
      <style:paragraph-properties fo:margin-top="0cm" fo:margin-bottom="0cm" style:contextual-spacing="false" fo:text-align="start" style:justify-single-word="false" fo:orphans="0" fo:widows="0" style:writing-mode="lr-tb">
        <style:tab-stops>
          <style:tab-stop style:position="18.891cm" style:type="right"/>
        </style:tab-stops>
      </style:paragraph-properties>
      <style:text-properties officeooo:paragraph-rsid="0027e5cb"/>
    </style:style>
    <style:style style:name="P22" style:family="paragraph" style:parent-style-name="Standard" style:list-style-name="WWNum6">
      <style:paragraph-properties fo:margin-left="0.63cm" fo:margin-top="0.12cm" fo:margin-bottom="0.101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officeooo:paragraph-rsid="0023754e"/>
    </style:style>
    <style:style style:name="P23" style:family="paragraph" style:parent-style-name="Standard" style:list-style-name="WWNum6">
      <style:paragraph-properties fo:margin-left="0.63cm" fo:margin-top="0.12cm" fo:margin-bottom="0.101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24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P25" style:family="paragraph" style:parent-style-name="Text_20_body" style:list-style-name="WWNum3">
      <style:paragraph-properties fo:margin-left="0.63cm" fo:margin-top="0.321cm" fo:margin-bottom="0cm" style:contextual-spacing="false" fo:line-height="100%" fo:text-indent="-0.63cm" style:auto-text-indent="false">
        <style:tab-stops>
          <style:tab-stop style:position="18.891cm" style:type="right"/>
        </style:tab-stops>
      </style:paragraph-properties>
      <style:text-properties officeooo:paragraph-rsid="0012fa6e"/>
    </style:style>
    <style:style style:name="P26" style:family="paragraph" style:parent-style-name="Text_20_body" style:list-style-name="WWNum10">
      <style:paragraph-properties fo:margin-left="0.635cm" fo:margin-top="0.321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officeooo:paragraph-rsid="0017b409"/>
    </style:style>
    <style:style style:name="P27" style:family="paragraph" style:parent-style-name="Text_20_body" style:list-style-name="WWNum10">
      <style:paragraph-properties fo:margin-left="0.635cm" fo:margin-top="0.321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P28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29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fo:font-weight="bold" style:font-name-asian="Cambria1" style:font-size-asian="10pt" style:font-weight-asian="bold" style:font-name-complex="Arial1" style:font-size-complex="10pt" style:language-complex="en" style:country-complex="US" style:font-weight-complex="bold"/>
    </style:style>
    <style:style style:name="P30" style:family="paragraph" style:parent-style-name="Text_20_body" style:list-style-name="WWNum10">
      <style:paragraph-properties fo:margin-left="0.635cm" fo:line-height="100%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31" style:family="paragraph" style:parent-style-name="Text_20_body" style:list-style-name="WWNum10">
      <style:paragraph-properties fo:margin-left="0.635cm" fo:margin-top="0.321cm" fo:margin-bottom="0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2" style:family="paragraph" style:parent-style-name="Text_20_body" style:list-style-name="WWNum10">
      <style:paragraph-properties fo:margin-left="0.635cm" fo:margin-top="0cm" fo:margin-bottom="0.122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color="#000000" loext:opacity="100%" fo:font-size="16pt" fo:language="en" fo:country="US" style:text-underline-style="none" fo:font-weight="bold" style:font-size-asian="16pt" style:font-weight-asian="bold" style:font-size-complex="14pt" style:language-complex="en" style:country-complex="US">
        <loext:char-complex-color loext:theme-type="dark1" loext:color-type="theme"/>
      </style:text-properties>
    </style:style>
    <style:style style:name="T3" style:family="text"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T4" style:family="text">
      <style:text-properties style:font-name="Cambria" fo:font-size="10pt" fo:language="en" fo:country="US" officeooo:rsid="000f801d" style:font-size-asian="10pt" style:font-name-complex="Arial1" style:font-size-complex="10pt" style:language-complex="en" style:country-complex="US"/>
    </style:style>
    <style:style style:name="T5" style:family="text">
      <style:text-properties style:font-name="Cambria" fo:font-size="10pt" fo:language="en" fo:country="US" officeooo:rsid="001e681a" style:font-size-asian="10pt" style:font-name-complex="Arial1" style:font-size-complex="10pt" style:language-complex="en" style:country-complex="US"/>
    </style:style>
    <style:style style:name="T6" style:family="text">
      <style:text-properties style:font-name="Cambria" fo:font-size="10pt" fo:language="en" fo:country="US" officeooo:rsid="0023754e" style:font-size-asian="10pt" style:font-name-complex="Arial1" style:font-size-complex="10pt" style:language-complex="en" style:country-complex="US"/>
    </style:style>
    <style:style style:name="T7" style:family="text">
      <style:text-properties style:font-name="Cambria" fo:font-size="10pt" fo:language="en" fo:country="US" officeooo:rsid="00243488" style:font-size-asian="10pt" style:font-name-complex="Arial1" style:font-size-complex="10pt" style:language-complex="en" style:country-complex="US"/>
    </style:style>
    <style:style style:name="T8" style:family="text">
      <style:text-properties style:font-name="Cambria" fo:font-size="10pt" fo:language="en" fo:country="US" style:text-underline-style="none" fo:font-weight="bold" style:font-size-asian="10pt" style:font-weight-asian="bold" style:font-name-complex="Arial1" style:font-size-complex="10pt" style:language-complex="en" style:country-complex="US"/>
    </style:style>
    <style:style style:name="T9" style:family="text">
      <style:text-properties style:font-name="Cambria" fo:font-size="10pt" fo:language="en" fo:country="US" style:text-underline-style="none" style:font-name-asian="Cambria1" style:font-size-asian="10pt" style:font-name-complex="Arial1" style:font-size-complex="10pt" style:language-complex="en" style:country-complex="US"/>
    </style:style>
    <style:style style:name="T10" style:family="text">
      <style:text-properties style:font-name="Cambria" fo:font-size="10pt" fo:language="en" fo:country="US" style:text-underline-style="none" officeooo:rsid="0028a07f" style:font-name-asian="Cambria1" style:font-size-asian="10pt" style:font-name-complex="Arial1" style:font-size-complex="10pt" style:language-complex="en" style:country-complex="US"/>
    </style:style>
    <style:style style:name="T11" style:family="text">
      <style:text-properties style:font-name="Cambria" fo:font-size="10pt" fo:language="en" fo:country="US" fo:font-weight="bold" style:font-size-asian="10pt" style:font-weight-asian="bold" style:font-name-complex="Arial1" style:font-size-complex="10pt" style:language-complex="en" style:country-complex="US"/>
    </style:style>
    <style:style style:name="T12" style:family="text">
      <style:text-properties style:font-name="Cambria" fo:font-size="10pt" fo:language="en" fo:country="US" fo:font-style="italic" style:font-size-asian="10pt" style:font-style-asian="italic" style:font-name-complex="Arial1" style:font-size-complex="10pt" style:language-complex="en" style:country-complex="US"/>
    </style:style>
    <style:style style:name="T13" style:family="text">
      <style:text-properties style:font-name="Cambria" fo:font-size="10pt" fo:language="en" fo:country="US" fo:font-style="italic" officeooo:rsid="000f801d" style:font-size-asian="10pt" style:font-style-asian="italic" style:font-name-complex="Arial1" style:font-size-complex="10pt" style:language-complex="en" style:country-complex="US"/>
    </style:style>
    <style:style style:name="T14" style:family="text">
      <style:text-properties style:font-name="Cambria" fo:font-size="10pt" fo:language="en" fo:country="US" fo:font-style="italic" officeooo:rsid="00243488" style:font-size-asian="10pt" style:font-style-asian="italic" style:font-name-complex="Arial1" style:font-size-complex="10pt" style:language-complex="en" style:country-complex="US"/>
    </style:style>
    <style:style style:name="T15" style:family="text">
      <style:text-properties style:font-name="Cambria" fo:font-size="10pt" fo:language="en" fo:country="US" fo:font-style="italic" officeooo:rsid="0027e5cb" style:font-size-asian="10pt" style:font-style-asian="italic" style:font-name-complex="Arial1" style:font-size-complex="10pt" style:language-complex="en" style:country-complex="US"/>
    </style:style>
    <style:style style:name="T16" style:family="text">
      <style:text-properties style:font-name="Cambria" fo:font-size="10pt" fo:language="en" fo:country="US" fo:font-style="italic" style:font-name-asian="Cambria1" style:font-size-asian="10pt" style:font-style-asian="italic" style:font-name-complex="Arial1" style:font-size-complex="10pt" style:language-complex="en" style:country-complex="US"/>
    </style:style>
    <style:style style:name="T17" style:family="text">
      <style:text-properties style:font-name="Cambria" fo:font-size="10pt" fo:language="en" fo:country="US" fo:font-style="italic" style:font-name-asian="Cambria1" style:font-size-asian="10pt" style:font-style-asian="italic" style:font-name-complex="Arial1" style:font-size-complex="10pt" style:language-complex="en" style:country-complex="US" style:font-style-complex="italic"/>
    </style:style>
    <style:style style:name="T18" style:family="text">
      <style:text-properties style:font-name="Cambria" fo:font-size="10pt" fo:language="en" fo:country="US" fo:font-style="italic" officeooo:rsid="0027e5cb" style:font-name-asian="Cambria1" style:font-size-asian="10pt" style:font-style-asian="italic" style:font-name-complex="Arial1" style:font-size-complex="10pt" style:language-complex="en" style:country-complex="US" style:font-style-complex="italic"/>
    </style:style>
    <style:style style:name="T19" style:family="text"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T20" style:family="text">
      <style:text-properties style:font-name="Cambria" fo:font-size="10pt" fo:language="en" fo:country="US" officeooo:rsid="0027e5cb" style:font-name-asian="Cambria1" style:font-size-asian="10pt" style:font-name-complex="Arial1" style:font-size-complex="10pt" style:language-complex="en" style:country-complex="US"/>
    </style:style>
    <style:style style:name="T21" style:family="text">
      <style:text-properties style:font-name="Cambria" fo:font-size="10pt" style:font-size-asian="10pt" style:font-name-complex="Arial1" style:font-size-complex="10pt"/>
    </style:style>
    <style:style style:name="T22" style:family="text">
      <style:text-properties style:font-name="Cambria" fo:font-size="10pt" style:font-size-asian="10pt" style:font-name-complex="Arial1" style:font-size-complex="10pt" style:font-weight-complex="bold"/>
    </style:style>
    <style:style style:name="T23" style:family="text">
      <style:text-properties style:font-name="Cambria" fo:font-size="10pt" officeooo:rsid="000f801d" style:font-size-asian="10pt" style:font-name-complex="Arial1" style:font-size-complex="10pt"/>
    </style:style>
    <style:style style:name="T24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25" style:family="text">
      <style:text-properties style:font-name="Cambria" fo:font-size="10pt" fo:font-style="italic" style:font-size-asian="10pt" style:font-style-asian="italic" style:font-name-complex="Arial1" style:font-size-complex="10pt"/>
    </style:style>
    <style:style style:name="T26" style:family="text">
      <style:text-properties style:font-name="Cambria" fo:font-size="10pt" fo:font-style="italic" officeooo:rsid="000f801d" style:font-size-asian="10pt" style:font-style-asian="italic" style:font-name-complex="Arial1" style:font-size-complex="10pt"/>
    </style:style>
    <style:style style:name="T27" style:family="text">
      <style:text-properties style:font-name="Cambria" fo:font-size="10pt" style:font-name-asian="Cambria1" style:font-size-asian="10pt" style:font-name-complex="Arial1" style:font-size-complex="10pt" style:font-weight-complex="bold"/>
    </style:style>
    <style:style style:name="T28" style:family="text">
      <style:text-properties fo:language="en" fo:country="US" style:language-complex="en" style:country-complex="US"/>
    </style:style>
    <style:style style:name="T29" style:family="text">
      <style:text-properties fo:language="en" fo:country="US" style:text-underline-style="none" style:language-complex="en" style:country-complex="US"/>
    </style:style>
    <style:style style:name="T30" style:family="text">
      <style:text-properties fo:language="en" fo:country="US" style:text-underline-style="none" officeooo:rsid="000f801d" style:language-complex="en" style:country-complex="US"/>
    </style:style>
    <style:style style:name="T31" style:family="text">
      <style:text-properties officeooo:rsid="00166a7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ada88" style:font-weight-asian="bold" style:font-weight-complex="bold"/>
    </style:style>
    <style:style style:name="T34" style:family="text">
      <style:text-properties officeooo:rsid="0027e5cb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27e5cb" style:font-style-asian="italic" style:font-style-complex="italic"/>
    </style:style>
    <style:style style:name="gr1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  <style:style style:name="gr2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95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a xlink:type="simple" xlink:href="https://www.linkedin.com/in/javier-alejandro-belmonte/" text:style-name="Internet_20_link" text:visited-style-name="Visited_20_Internet_20_Link"><text:span text:style-name="Internet_20_link"><text:span text:style-name="T2">JAVIER ALEJANDRO BELMONTE</text:span></text:span></text:a></text:p>
      <text:p text:style-name="P13"><text:span text:style-name="T28">Tucumán, Argentina | +54 (11) 30135671 | </text:span><text:a xlink:type="simple" xlink:href="mailto:javieralejandrobelmonte@gmail.com" text:style-name="Internet_20_link" text:visited-style-name="Visited_20_Internet_20_Link"><text:span text:style-name="Internet_20_link"><text:span text:style-name="T29">javier</text:span></text:span><text:span text:style-name="Internet_20_link"><text:span text:style-name="T30">alejandro</text:span></text:span><text:span text:style-name="Internet_20_link"><text:span text:style-name="T29">belmonte@gmail.com</text:span></text:span></text:a><text:span text:style-name="T28"> </text:span></text:p>
      <text:p text:style-name="P13"><text:span text:style-name="T28"><text:s/></text:span><text:a xlink:type="simple" xlink:href="https://github.com/javierb07" text:style-name="Internet_20_link" text:visited-style-name="Visited_20_Internet_20_Link"><text:span text:style-name="Internet_20_link"><text:span text:style-name="T29">GitHub</text:span></text:span></text:a><text:span text:style-name="T28"> | </text:span><text:a xlink:type="simple" xlink:href="https://www.linkedin.com/in/javier-alejandro-belmonte/?locale=en_US" text:style-name="Internet_20_link" text:visited-style-name="Visited_20_Internet_20_Link"><text:span text:style-name="T29">LinkedIn</text:span></text:a><text:span text:style-name="Internet_20_link"><text:span text:style-name="T29"> </text:span></text:span><text:span text:style-name="T28">| </text:span><text:a xlink:type="simple" xlink:href="https://javierb07.github.io/web-portfolio/index.html" text:style-name="Internet_20_link" text:visited-style-name="Visited_20_Internet_20_Link"><text:span text:style-name="Internet_20_link"><text:span text:style-name="T30">P</text:span></text:span><text:span text:style-name="Internet_20_link"><text:span text:style-name="T29">ortfolio</text:span></text:span></text:a></text:p>
      <text:h text:style-name="P9" text:outline-level="1">EXPERIENCE</text:h>
      <text:list text:style-name="WWNum6">
        <text:list-item>
          <text:p text:style-name="P14"><text:a xlink:type="simple" xlink:href="https://jbknowledge.com/" text:style-name="Internet_20_link" text:visited-style-name="Visited_20_Internet_20_Link"><text:span text:style-name="Internet_20_link"><text:span text:style-name="T8">JBKnowledge</text:span></text:span></text:a><text:span text:style-name="T11"><text:tab/></text:span><text:span text:style-name="T3">Remote<text:line-break/></text:span><draw:line text:anchor-type="char" draw:z-index="2" draw:name="Line 7" draw:style-name="gr1" draw:text-style-name="P33" svg:x1="1.351cm" svg:y1="0.177cm" svg:x2="20.127cm" svg:y2="0.178cm"><text:p/></draw:line><text:span text:style-name="T14">Platform Tech</text:span><text:span text:style-name="T15">nical</text:span><text:span text:style-name="T14"> Lead</text:span><text:span text:style-name="T3"><text:tab/> </text:span><text:span text:style-name="T7">October</text:span><text:span text:style-name="T3"> 202</text:span><text:span text:style-name="T7">4</text:span><text:span text:style-name="T3"> – </text:span><text:span text:style-name="T7">Present</text:span></text:p>
          <text:list>
            <text:list-item>
              <text:p text:style-name="P18">Defining the vision, architecture, and roadmap for the platform to ensure scalability, reliability, and security. </text:p>
            </text:list-item>
            <text:list-item>
              <text:p text:style-name="P18">Designing, building, and maintaining platform services, tools, and frameworks to support development teams. </text:p>
            </text:list-item>
            <text:list-item>
              <text:p text:style-name="P18">Providing technical guidance and leadership to ensure best practices in platform engineering. </text:p>
            </text:list-item>
            <text:list-item>
              <text:p text:style-name="P18">Establishing observability systems, including logging, monitoring, and alerting, to ensure platform health. </text:p>
            </text:list-item>
          </text:list>
          <text:p text:style-name="P22"><text:span text:style-name="T13">DevOps Engineer</text:span><text:span text:style-name="T3"><text:tab/> April 202</text:span><text:span text:style-name="T4">3</text:span><text:span text:style-name="T3"> – </text:span><text:span text:style-name="T6">September 2024</text:span></text:p>
          <text:list>
            <text:list-item text:start-value="1">
              <text:p text:style-name="P16">Designing, implementing and maintaining CI/CD pipelines, automating the testing, building, and deployment of software changes to multiple environments.</text:p>
            </text:list-item>
            <text:list-item>
              <text:p text:style-name="P16">Managing and scaling infrastructure for distributed systems and microservices.</text:p>
            </text:list-item>
            <text:list-item>
              <text:p text:style-name="P16">Designing and implementing software and services to support our products and automate our processes.</text:p>
            </text:list-item>
            <text:list-item>
              <text:p text:style-name="P16">Collaborating with developers, operations teams, and other stakeholders to improve the overall software development process. </text:p>
            </text:list-item>
          </text:list>
          <text:p text:style-name="P23"><text:span text:style-name="T25">Software </text:span><text:span text:style-name="T26">Engineer</text:span><text:span text:style-name="T21"><text:tab/> April 2021 – </text:span><text:span text:style-name="T23">March 2023</text:span></text:p>
          <text:list text:continue-numbering="true">
            <text:list-item>
              <text:p text:style-name="P16">Designing, developing, testing, and debugging software programs and applications.</text:p>
            </text:list-item>
            <text:list-item>
              <text:p text:style-name="P16">Creating technical documentation and user manuals to help with software deployment and training.</text:p>
            </text:list-item>
            <text:list-item>
              <text:p text:style-name="P16">Collaborating with cross-functional teams to identify and prioritize software requirements.</text:p>
            </text:list-item>
            <text:list-item>
              <text:p text:style-name="P16">Maintaining and improving existing software systems by identifying and correcting software defects. </text:p>
            </text:list-item>
          </text:list>
        </text:list-item>
        <text:list-item>
          <text:p text:style-name="P15"><text:a xlink:type="simple" xlink:href="https://www.purdue.edu/" text:style-name="Internet_20_link" text:visited-style-name="Visited_20_Internet_20_Link"><text:span text:style-name="Internet_20_link"><text:span text:style-name="T8">Purdue University</text:span></text:span></text:a><text:span text:style-name="T11"><text:tab/></text:span><text:span text:style-name="T3">West Lafayette, Indiana, USA<text:line-break/></text:span><text:span text:style-name="T12">Graduate Research Assistant at Convergence Design Lab</text:span><text:span text:style-name="T3"><text:tab/> August 2018 – August 2020 </text:span></text:p>
          <text:list>
            <text:list-item>
              <text:p text:style-name="P17">Researching and <text:span text:style-name="T34">p</text:span>rototyping <text:span text:style-name="T34">in </text:span>topics related to IoT, robotics, and software engineering.</text:p>
            </text:list-item>
          </text:list>
          <text:p text:style-name="P20"><text:span text:style-name="T16">Graduate Teaching Assistant at ME 444: Computer-Aided Design and Prototyping</text:span><text:span text:style-name="T19"><text:tab/> </text:span><text:span text:style-name="T20">January</text:span><text:span text:style-name="T19"> 201</text:span><text:span text:style-name="T20">9</text:span><text:span text:style-name="T19"> – </text:span><text:span text:style-name="T20">May </text:span><text:span text:style-name="T19">20</text:span><text:span text:style-name="T20">19</text:span><text:span text:style-name="T19"> </text:span></text:p>
          <text:list text:continue-numbering="true">
            <text:list-item>
              <text:p text:style-name="P19">Guiding students in the process of learning the fundamentals of product design and ideation.</text:p>
            </text:list-item>
          </text:list>
          <text:p text:style-name="P21"><text:span text:style-name="T16">Graduate Teaching Assistant at ME 365: Measurement and Control Systems I </text:span><text:span text:style-name="T19"><text:tab/> </text:span><text:span text:style-name="T20">August</text:span><text:span text:style-name="T19"> 201</text:span><text:span text:style-name="T20">8</text:span><text:span text:style-name="T19"> – </text:span><text:span text:style-name="T20">December </text:span><text:span text:style-name="T19">20</text:span><text:span text:style-name="T20">18</text:span><text:span text:style-name="T19"> </text:span></text:p>
          <text:list text:continue-numbering="true">
            <text:list-item>
              <text:p text:style-name="P19">Guiding students in the process of learning the modeling and instrumentation of physical systems.</text:p>
            </text:list-item>
          </text:list>
        </text:list-item>
      </text:list>
      <text:h text:style-name="P8" text:outline-level="1">EDUCATION</text:h>
      <text:list text:style-name="WWNum3">
        <text:list-item>
          <text:p text:style-name="P25"><text:a xlink:type="simple" xlink:href="https://www.purdue.edu/" text:style-name="Internet_20_link" text:visited-style-name="Visited_20_Internet_20_Link"><text:span text:style-name="Internet_20_link"><text:span text:style-name="T8">Purdue University</text:span></text:span></text:a><text:span text:style-name="T11"><text:tab/></text:span><text:span text:style-name="T3">West Lafayette, Indiana, US</text:span><text:span text:style-name="T5">A</text:span><text:span text:style-name="T11"><text:line-break/></text:span><text:span text:style-name="T16">Master of Science in Mechanical Engineering | GPA: 3.77/4.00</text:span><text:span text:style-name="T3"><text:tab/>August 2018 – August 2020</text:span><draw:line text:anchor-type="char" draw:z-index="3" draw:name="Line 9" draw:style-name="gr2" draw:text-style-name="P33" svg:x1="0.042cm" svg:y1="0.141cm" svg:x2="19.007cm" svg:y2="0.025cm"><text:p/></draw:line><text:span text:style-name="T3"> </text:span></text:p>
        </text:list-item>
      </text:list>
      <text:p text:style-name="P6"><text:span text:style-name="T22">Focus</text:span><text:span text:style-name="T24">:</text:span><text:span text:style-name="T21"> Design of Mechatronic Systems, Control Systems</text:span><text:span text:style-name="T24"><text:tab/></text:span></text:p>
      <text:p text:style-name="P6"><text:span text:style-name="T22">Thesis</text:span><text:span text:style-name="T24">: “</text:span><text:span text:style-name="T22">Design and Implementation of an Internet of Things Architecture for Immersive Interfaces” </text:span></text:p>
      <text:h text:style-name="P8" text:outline-level="1">SKILLS</text:h>
      <text:list text:style-name="WWNum10">
        <text:list-header>
          <text:p text:style-name="P27"><draw:line text:anchor-type="char" draw:z-index="1" draw:name="Line 7" draw:style-name="gr1" draw:text-style-name="P33" svg:x1="1.341cm" svg:y1="0.111cm" svg:x2="20.115cm" svg:y2="0.112cm"><text:p/></draw:line><text:span text:style-name="T32">Tool</text:span><text:span text:style-name="T33">s</text:span><text:span text:style-name="T32"> and technologies</text:span> </text:p>
        </text:list-header>
      </text:list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">C#</text:p>
          </table:table-cell>
          <table:table-cell table:style-name="Table1.A1" office:value-type="string">
            <text:p text:style-name="P1">C++</text:p>
          </table:table-cell>
          <table:table-cell table:style-name="Table1.A1" office:value-type="string">
            <text:p text:style-name="P3">PowerShell</text:p>
          </table:table-cell>
          <table:table-cell table:style-name="Table1.A1" office:value-type="string">
            <text:p text:style-name="P1">JavaScript</text:p>
          </table:table-cell>
          <table:table-cell table:style-name="Table1.A1" office:value-type="string">
            <text:p text:style-name="P1">Node.js</text:p>
          </table:table-cell>
          <table:table-cell table:style-name="Table1.A1" office:value-type="string">
            <text:p text:style-name="P1">Microsoft Azure</text:p>
          </table:table-cell>
          <table:table-cell table:style-name="Table1.G1" office:value-type="string">
            <text:p text:style-name="P1">Git</text:p>
          </table:table-cell>
        </table:table-row>
        <table:table-row>
          <table:table-cell table:style-name="Table1.A2" office:value-type="string">
            <text:p text:style-name="P4">.<text:span text:style-name="T31">Net Framework</text:span></text:p>
          </table:table-cell>
          <table:table-cell table:style-name="Table1.A2" office:value-type="string">
            <text:p text:style-name="P1">Python</text:p>
          </table:table-cell>
          <table:table-cell table:style-name="Table1.A2" office:value-type="string">
            <text:p text:style-name="P3">Bash</text:p>
          </table:table-cell>
          <table:table-cell table:style-name="Table1.A2" office:value-type="string">
            <text:p text:style-name="P1">NoSql</text:p>
          </table:table-cell>
          <table:table-cell table:style-name="Table1.A2" office:value-type="string">
            <text:p text:style-name="P1">MySql</text:p>
          </table:table-cell>
          <table:table-cell table:style-name="Table1.A2" office:value-type="string">
            <text:p text:style-name="P1">JSON</text:p>
          </table:table-cell>
          <table:table-cell table:style-name="Table1.G2" office:value-type="string">
            <text:p text:style-name="P1">XML</text:p>
          </table:table-cell>
        </table:table-row>
      </table:table>
      <text:list text:style-name="WWNum10">
        <text:list-header>
          <text:p text:style-name="P29">Industry knowledge</text:p>
        </text:list-header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Agile Methodologies</text:p>
          </table:table-cell>
          <table:table-cell table:style-name="Table2.A1" office:value-type="string">
            <text:p text:style-name="P5">Software Architecture</text:p>
          </table:table-cell>
          <table:table-cell table:style-name="Table2.A1" office:value-type="string">
            <text:p text:style-name="P5">Design Patterns</text:p>
          </table:table-cell>
          <table:table-cell table:style-name="Table2.A1" office:value-type="string">
            <text:p text:style-name="P5">OOP</text:p>
          </table:table-cell>
          <table:table-cell table:style-name="Table2.E1" office:value-type="string">
            <text:p text:style-name="P5">Machine Learning</text:p>
          </table:table-cell>
        </table:table-row>
      </table:table>
      <text:list text:style-name="WWNum10">
        <text:list-header>
          <text:p text:style-name="P28"><text:span text:style-name="T32">Languages</text:span> </text:p>
        </text:list-header>
      </text:list>
      <table:table table:name="Languages" table:style-name="Languages">
        <table:table-column table:style-name="Languages.A" table:number-columns-repeated="3"/>
        <table:table-row>
          <table:table-cell table:style-name="Languages.A1" office:value-type="string">
            <text:p text:style-name="P7">Native Spanish</text:p>
          </table:table-cell>
          <table:table-cell table:style-name="Languages.A1" office:value-type="string">
            <text:p text:style-name="P7">Advanced English (C2<text:span text:style-name="T31">)</text:span></text:p>
          </table:table-cell>
          <table:table-cell table:style-name="Languages.C1" office:value-type="string">
            <text:p text:style-name="P7"><text:s/>Intermediate German (B1)</text:p>
          </table:table-cell>
        </table:table-row>
      </table:table>
      <text:h text:style-name="P10" text:outline-level="1">SCHOLARSHIPS AND AWARDS<text:tab/></text:h>
      <text:list text:continue-numbering="true" text:style-name="WWNum10">
        <text:list-item>
          <text:p text:style-name="P31"><draw:line text:anchor-type="char" draw:z-index="0" draw:name="Line 7" draw:style-name="gr1" draw:text-style-name="P33" svg:x1="1.341cm" svg:y1="0.109cm" svg:x2="20.115cm" svg:y2="0.11cm"><text:p/></draw:line><text:span text:style-name="T21">Fulbright Scholarship<text:tab/> Sponsor: Fulbright Commission | 2018 – 2020</text:span></text:p>
        </text:list-item>
        <text:list-item>
          <text:p text:style-name="P30">Full Tuition Award<text:tab/>Sponsor: Purdue University | 2018 – 2020</text:p>
        </text:list-item>
        <text:list-item>
          <text:p text:style-name="P32"><text:span text:style-name="T27">Bicentenario Scholarship </text:span><text:span text:style-name="T21"><text:tab/> Sponsor: Ministry of Education of Argentina | 2009 – 2014</text:span></text:p>
        </text:list-item>
      </text:list>
      <text:h text:style-name="P11" text:outline-level="1">CERTIFICATIONS</text:h>
      <text:list text:continue-numbering="true" text:style-name="WWNum10">
        <text:list-item>
          <text:p text:style-name="P26"><text:a xlink:type="simple" xlink:href="https://www.credly.com/badges/0f10d404-f924-447c-98e2-b94335c13f9a?source=linked_in_profile" text:style-name="Internet_20_link" text:visited-style-name="Visited_20_Internet_20_Link"><draw:line text:anchor-type="char" draw:z-index="4" draw:name="Line 1" draw:style-name="gr1" draw:text-style-name="P33" svg:x1="1.341cm" svg:y1="0.111cm" svg:x2="20.115cm" svg:y2="0.112cm"><text:p/></draw:line><text:span text:style-name="Internet_20_link"><text:span text:style-name="T9">Microsoft Certified: Azure Fundamental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es" fo:country="A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907cm" fo:line-height="0.474cm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7cm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907cm" fo:margin-top="0.002cm" fo:margin-bottom="0cm" style:contextual-spacing="false" fo:line-height="0.474cm" fo:text-indent="-0.33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 loext:linked-style-name="Head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Pie_20_de_20_página_20_Car" style:display-name="Pie de página Car" style:family="text" style:parent-style-name="Default_20_Paragraph_20_Font_20__28_WW_29_" loext:linked-style-name="Foot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2" style:display-name="ListLabel 2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17365d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332cm" fo:margin-left="2.226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66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0.501cm" fo:margin-bottom="0cm" fo:margin-left="1.27cm" fo:margin-right="1.27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nnifer Carignan</meta:initial-creator>
    <meta:editing-cycles>19</meta:editing-cycles>
    <meta:creation-date>2022-07-18T20:58:00</meta:creation-date>
    <dc:date>2024-12-31T02:49:04.733000000</dc:date>
    <meta:editing-duration>PT1H12M7S</meta:editing-duration>
    <meta:generator>LibreOffice/24.2.1.2$Windows_X86_64 LibreOffice_project/db4def46b0453cc22e2d0305797cf981b68ef5ac</meta:generator>
    <meta:print-date>2024-12-31T02:39:55.730000000</meta:print-date>
    <meta:printed-by>PDF files</meta:printed-by>
    <meta:document-statistic meta:table-count="3" meta:image-count="0" meta:object-count="0" meta:page-count="1" meta:paragraph-count="61" meta:word-count="420" meta:character-count="3042" meta:non-whitespace-character-count="2674"/>
    <meta:user-defined meta:name="AppVersion">16.0000</meta:user-defined>
    <meta:user-defined meta:name="Created" meta:value-type="date">2018-08-26T00:00:00</meta:user-defined>
    <meta:user-defined meta:name="Creator">Microsoft® Word 2016</meta:user-defined>
    <meta:user-defined meta:name="LastSaved" meta:value-type="date">2018-09-05T00:00:00</meta:user-defined>
    <meta:template xlink:type="simple" xlink:actuate="onRequest" xlink:title="Normal.dotm" xlink:href=""/>
  </office:meta>
</office:document-meta>
</file>